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24000000247D1D050DFD15CD72.png" manifest:media-type="image/png"/>
  <manifest:file-entry manifest:full-path="Pictures/10001D91000003B8000003B87372BDEFB5C3A52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fo:font-size="14pt" fo:language="en" fo:country="US" officeooo:rsid="001a78db" officeooo:paragraph-rsid="001a78db" style:font-size-asian="14pt" style:font-size-complex="14pt"/>
    </style:style>
    <style:style style:name="P2" style:family="paragraph" style:parent-style-name="Title">
      <style:text-properties fo:language="en" fo:country="US" officeooo:rsid="001a78db" officeooo:paragraph-rsid="001a78db"/>
    </style:style>
    <style:style style:name="P3" style:family="paragraph" style:parent-style-name="Title">
      <style:paragraph-properties fo:break-before="page"/>
      <style:text-properties fo:language="en" fo:country="US" officeooo:rsid="001597e2" officeooo:paragraph-rsid="001597e2"/>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Text_20_body" style:list-style-name="L1">
      <style:text-properties fo:language="en" fo:country="US" officeooo:rsid="001a78db" officeooo:paragraph-rsid="001a78db"/>
    </style:style>
    <style:style style:name="P7" style:family="paragraph" style:parent-style-name="Text_20_body" style:list-style-name="L2">
      <style:text-properties fo:font-size="14pt" fo:language="en" fo:country="US" officeooo:rsid="001a78db" officeooo:paragraph-rsid="001a78db" style:font-size-asian="14pt" style:font-size-complex="14pt"/>
    </style:style>
    <style:style style:name="P8" style:family="paragraph" style:parent-style-name="Text_20_body" style:list-style-name="L1">
      <style:text-properties fo:font-size="14pt" fo:language="en" fo:country="US" officeooo:rsid="001a78db" officeooo:paragraph-rsid="001a78db" style:font-size-asian="14pt" style:font-size-complex="14pt"/>
    </style:style>
    <style:style style:name="P9" style:family="paragraph" style:parent-style-name="Text_20_body" style:list-style-name="L3">
      <style:text-properties fo:font-size="14pt" fo:language="en" fo:country="US" officeooo:rsid="001597e2" officeooo:paragraph-rsid="001597e2" style:font-size-asian="12.25pt" style:font-size-complex="14pt"/>
    </style:style>
    <style:style style:name="P10" style:family="paragraph" style:parent-style-name="Text_20_body" style:list-style-name="L1">
      <style:text-properties style:text-position="0% 100%" fo:font-size="14pt" fo:language="en" fo:country="US" fo:font-style="normal" fo:font-weight="normal" officeooo:rsid="001a78db" officeooo:paragraph-rsid="001a78db" style:font-size-asian="14pt" style:font-style-asian="normal" style:font-weight-asian="normal" style:font-size-complex="14pt" style:font-style-complex="normal" style:font-weight-complex="normal"/>
    </style:style>
    <style:style style:name="P11" style:family="paragraph" style:parent-style-name="Text_20_body">
      <style:text-properties style:text-position="0% 100%" fo:font-size="14pt" fo:language="en" fo:country="US" fo:font-style="normal" fo:font-weight="normal" officeooo:rsid="001a78db" officeooo:paragraph-rsid="001a78db" style:font-size-asian="14pt" style:font-style-asian="normal" style:font-weight-asian="normal" style:font-size-complex="14pt" style:font-style-complex="normal" style:font-weight-complex="normal"/>
    </style:style>
    <style:style style:name="P12" style:family="paragraph" style:parent-style-name="Text_20_body">
      <style:text-properties style:text-position="0% 100%" fo:font-size="14pt" fo:language="en" fo:country="US" fo:font-style="normal" fo:font-weight="normal" officeooo:rsid="001903fd" officeooo:paragraph-rsid="001597e2" style:font-size-asian="12.25pt" style:font-style-asian="normal" style:font-weight-asian="normal" style:font-size-complex="14pt" style:font-style-complex="normal" style:font-weight-complex="normal"/>
    </style:style>
    <style:style style:name="P13" style:family="paragraph">
      <loext:graphic-properties draw:fill="none"/>
      <style:paragraph-properties fo:text-align="center"/>
    </style:style>
    <style:style style:name="T1" style:family="text">
      <style:text-properties officeooo:rsid="001dc566"/>
    </style:style>
    <style:style style:name="T2" style:family="text">
      <style:text-properties officeooo:rsid="001597e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0% 100%" fo:font-style="italic" fo:font-weight="bold" style:font-style-asian="italic" style:font-weight-asian="bold" style:font-style-complex="italic" style:font-weight-complex="bold"/>
    </style:style>
    <style:style style:name="T5" style:family="text">
      <style:text-properties style:text-position="0% 100%" fo:font-style="normal" fo:font-weight="normal" style:font-style-asian="normal" style:font-weight-asian="normal" style:font-style-complex="normal" style:font-weight-complex="normal"/>
    </style:style>
    <style:style style:name="T6" style:family="text">
      <style:text-properties style:text-position="0% 100%" fo:font-style="normal" fo:font-weight="normal" officeooo:rsid="001903fd" style:font-style-asian="normal" style:font-weight-asian="normal" style:font-style-complex="normal" style:font-weight-complex="normal"/>
    </style:style>
    <style:style style:name="T7" style:family="text">
      <style:text-properties style:text-position="0% 100%" fo:font-style="normal" fo:font-weight="normal" officeooo:rsid="001597e2" style:font-style-asian="normal" style:font-weight-asian="normal" style:font-style-complex="normal" style:font-weight-complex="normal"/>
    </style:style>
    <style:style style:name="T8" style:family="text">
      <style:text-properties style:text-position="0% 100%" fo:font-style="normal" fo:font-weight="bold" style:font-style-asian="normal" style:font-weight-asian="bold" style:font-style-complex="normal" style:font-weight-complex="bold"/>
    </style:style>
    <style:style style:name="T9" style:family="text">
      <style:text-properties fo:font-size="14pt" style:font-size-asian="14pt" style:font-size-complex="14pt"/>
    </style:style>
    <style:style style:name="T10"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ecklist Pre-Print</text:p>
      <text:list xml:id="list3479246154" text:style-name="L1">
        <text:list-item>
          <text:p text:style-name="P6"><text:span text:style-name="T10">Are you allowed to print?</text:span> <text:span text:style-name="T9">(Do you have a badge in the wiki?)</text:span></text:p>
        </text:list-item>
      </text:list>
      <text:list text:style-name="L2">
        <text:list-item>
          <text:list>
            <text:list-item>
              <text:p text:style-name="P7">Yes: Feel free to continune</text:p>
            </text:list-item>
            <text:list-item>
              <text:p text:style-name="P7">No: Ask a member with the badge to </text:p>
            </text:list-item>
          </text:list>
        </text:list-item>
      </text:list>
      <text:list text:continue-list="list3479246154" text:style-name="L1">
        <text:list-item>
          <text:p text:style-name="P8">Turn on the printer on the back right. The fans should spin make a little noise and it should beep. It can take a few minutes for the raspberry pi to be up and running.</text:p>
        </text:list-item>
        <text:list-item>
          <text:p text:style-name="P8">Align the steel sheet with the two notches at the back. Clean the bed with <text:span text:style-name="T7">isopropanol </text:span><text:span text:style-name="T5">until no fingerprints are left.</text:span></text:p>
        </text:list-item>
        <text:list-item>
          <text:p text:style-name="P10">Start the print. If something fails, you can stop the print inside the menu.</text:p>
        </text:list-item>
      </text:list>
      <text:p text:style-name="P11"/>
      <text:p text:style-name="P1"><draw:frame text:anchor-type="paragraph" draw:z-index="1" draw:name="Shape 1" draw:style-name="gr1" draw:text-style-name="P13" svg:width="7.002cm" svg:height="7.002cm" svg:x="4.999cm" svg:y="5.921cm"><draw:image xlink:href="Pictures/10001D91000003B8000003B87372BDEFB5C3A52C.svg" xlink:type="simple" xlink:show="embed" xlink:actuate="onLoad" draw:mime-type="image/svg+xml"><text:p/></draw:image><draw:image xlink:href="Pictures/1000000100000024000000247D1D050DFD15CD72.png" xlink:type="simple" xlink:show="embed" xlink:actuate="onLoad" draw:mime-type="image/png"/><loext:qrcode office:string-value="https://realraum.at/wiki/doku.php?id=3dprinting:prusamk3splus" loext:qrcode-errorcorrection="medium" loext:qrcode-border="1" loext:qrcode-type="0"/></draw:frame><text:span text:style-name="T5">Important Notes: </text:span><text:span text:style-name="T8">Do not</text:span><text:span text:style-name="T5"> run any G-Code on the machine that is modified in speed or other values (except enabling support, changing infill,…). It might cause the hotend to clog or worse, and this is not worth the few minutes gained by increasing the settings from the Prusa-Recommended defaults.</text:span></text:p>
      <text:p text:style-name="P3">Checklist Post-Print</text:p>
      <text:list text:style-name="L3">
        <text:list-item>
          <text:p text:style-name="P9">Remove print from printbed</text:p>
        </text:list-item>
        <text:list-item>
          <text:p text:style-name="P9">Remove any other filament from bed (cleaner-line bottom left, other support material, …)</text:p>
        </text:list-item>
        <text:list-item>
          <text:p text:style-name="P9">If you <text:span text:style-name="T3">do not </text:span>start another print in the next few minutes, turn off the power at the back of the printer after it has cooled down a bit. (Check Temperature on screen)</text:p>
        </text:list-item>
        <text:list-item>
          <text:p text:style-name="P9">If you <text:span text:style-name="T4">do </text:span><text:span text:style-name="T5">want to start another print in the next few minutes, whipe the bed with isopropanol. </text:span><text:span text:style-name="T6">After that you can start another print</text:span></text:p>
        </text:list-item>
      </text:list>
      <text:p text:style-name="P12"/>
      <text:p text:style-name="P12"><draw:frame text:anchor-type="paragraph" draw:z-index="0" draw:name="Shape1" draw:style-name="gr1" draw:text-style-name="P13" svg:width="7.002cm" svg:height="7.002cm" svg:x="4.999cm" svg:y="1.82cm"><draw:image xlink:href="Pictures/10001D91000003B8000003B87372BDEFB5C3A52C.svg" xlink:type="simple" xlink:show="embed" xlink:actuate="onLoad" draw:mime-type="image/svg+xml"><text:p/></draw:image><draw:image xlink:href="Pictures/1000000100000024000000247D1D050DFD15CD72.png" xlink:type="simple" xlink:show="embed" xlink:actuate="onLoad" draw:mime-type="image/png"/><loext:qrcode office:string-value="https://realraum.at/wiki/doku.php?id=3dprinting:prusamk3splus" loext:qrcode-errorcorrection="medium" loext:qrcode-border="1" loext:qrcode-type="0"/></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officeooo:rsid="001dc566"/>
    </style:style>
    <style:style style:name="MT2" style:family="text">
      <style:text-properties officeooo:rsid="001597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43" number:automatic-order="true">
      <number:day-of-week/>
      <number:text>, </number:text>
      <number:day/>
      <number:text>. </number:text>
      <number:month number:style="long" number:textual="true"/>
      <number:text> </number:text>
      <number:year number:style="long"/>
    </number:date-style>
  </office:automatic-styles>
  <office:master-styles>
    <style:master-page style:name="Standard" style:page-layout-name="Mpm1" draw:style-name="Mdp1">
      <style:header>
        <text:p text:style-name="MP1"><text:file-name text:display="name-and-extension">realraum-prusa.odt</text:file-name></text:p>
      </style:header>
      <style:footer>
        <text:p text:style-name="MP2"><text:span text:style-name="MT1">Last Modified: </text:span><text:modification-date style:data-style-name="N43">Thu, November 16, 2023</text:modification-date>, <text:span text:style-name="MT2">Realraum</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08:17:32.784074050</meta:creation-date>
    <dc:date>2023-11-16T08:48:25.683511568</dc:date>
    <meta:editing-duration>PT29M35S</meta:editing-duration>
    <meta:editing-cycles>6</meta:editing-cycles>
    <meta:generator>LibreOffice/7.5.8.2$Linux_X86_64 LibreOffice_project/50$Build-2</meta:generator>
    <meta:document-statistic meta:table-count="0" meta:image-count="0" meta:object-count="0" meta:page-count="2" meta:paragraph-count="15" meta:word-count="242" meta:character-count="1313" meta:non-whitespace-character-count="1095"/>
  </office:meta>
</office:document-meta>
</file>